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5.09.30   |   <text:a xlink:type="simple" xlink:href="http://palinfo.habago.org/Entry?Command=Information_PrintForum#FORUM40404"><text:span text:style-name="T1">#</text:span></text:a></text:p>
      <text:p text:style-name="P2">禽流感隨時會傳人類 上億人可能喪命</text:p>
      <text:p text:style-name="P2">中央社 2005 / 09 / 30</text:p>
      <text:p text:style-name="P2"/>
      <text:p text:style-name="P2">（中央社記者劉坤原華盛頓二十九日專電）世界衛生組織專家納巴洛今天表示，他幾乎可以確定，目前仍停留在禽類傳染禽類階段的禽流感(新聞、網站)，隨時會轉變為禽類傳染給人類的病毒，而一旦禽流感(新聞、網站)在人類之間蔓延後，情況將非常淒慘，估計五百萬至一億五千萬人將死於非命。</text:p>
      <text:p text:style-name="P2"/>
      <text:p text:style-name="P2">這位昨天甫接受聯合國秘書長安南任命負責在全球預防禽流感擴散的衛生專家說，禽流感H5N1病毒已在亞洲四個國家擴散，造成數百萬隻雞死亡，目前正擴大傳染給鴨和鵝。亞洲已有六十多人因感染這類病毒喪生。</text:p>
      <text:p text:style-name="P2"/>
      <text:p text:style-name="P2">這位專家說，H5N1病毒轉變為人類互相感染的病毒機會相當高，現在的問題不是會不會發生，而是什麼時候發生。目前當務之急是準備好因應措施，包括疫苗生產及醫護人員和一般民眾的心理建設，同時儘速建立國際通報及合作系統。。</text:p>
      <text:p text:style-name="P2"/>
      <text:p text:style-name="P2">納巴洛說，他現在最擔心的是人類禽流感在一個醫療系統有限、或不歡迎國際協助的國家爆發。</text:p>
      <text:p text:style-name="P2"/>
      <text:p text:style-name="P2">美國已宣佈成立國際共同對抗禽流感夥伴會議，第一次會議將於下週在華府召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